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NDURO TENAZOA, KASSANDR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7386755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ANDURO TENAZOA, KASSANDR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738675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93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3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2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7T00:10:1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